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D000000EC8877E6CDB6A66831.png" manifest:media-type="image/png"/>
  <manifest:file-entry manifest:full-path="Pictures/100002010000060F000004AEB41E2889BC1CBEEC.png" manifest:media-type="image/png"/>
  <manifest:file-entry manifest:full-path="Pictures/10000000000000C8000000C8E138DAF5846D21B7.png" manifest:media-type="image/png"/>
  <manifest:file-entry manifest:full-path="Pictures/1000000000000193000000AAD35083032A5F5266.png" manifest:media-type="image/png"/>
  <manifest:file-entry manifest:full-path="Pictures/10000000000006A2000006A035F7BAA08B75648A.jpg" manifest:media-type="image/jpeg"/>
  <manifest:file-entry manifest:full-path="Pictures/100000000000021A000000EB252435B76382411D.jpg" manifest:media-type="image/jpeg"/>
  <manifest:file-entry manifest:full-path="Pictures/10000000000004B00000038441A137551DB634A7.jpg" manifest:media-type="image/jpeg"/>
  <manifest:file-entry manifest:full-path="Pictures/100000000000002000000020B2FF2A327EABC87D.png" manifest:media-type="image/png"/>
  <manifest:file-entry manifest:full-path="Pictures/10000200000000BD00000057DD8672FD505D8888.gif" manifest:media-type="image/gif"/>
  <manifest:file-entry manifest:full-path="Pictures/1000000000000203000001DC7A71418E3B62BED4.jpg" manifest:media-type="image/jpeg"/>
  <manifest:file-entry manifest:full-path="Pictures/10000000000004B00000034408CB3FD04E136A9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6.266cm" fo:min-width="25.574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37cm" fo:min-width="25.72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5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6" style:family="graphic" style:parent-style-name="standard">
      <style:graphic-properties draw:stroke="none" draw:fill="none" draw:fill-color="#3333ff" fo:min-height="0.713cm"/>
    </style:style>
    <style:style style:name="gr7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fo:min-height="3.048cm"/>
    </style:style>
    <style:style style:name="pr2" style:family="presentation" style:parent-style-name="Default-title">
      <style:graphic-properties draw:stroke="none" draw:fill="none" draw:fill-color="#ff3333" fo:min-height="1.016cm"/>
    </style:style>
    <style:style style:name="pr3" style:family="presentation" style:parent-style-name="Default-title">
      <style:graphic-properties draw:stroke="none" draw:fill="none" draw:fill-color="#ff3333" fo:min-height="1.737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0000ff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6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7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8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6.416cm" svg:height="6.858cm" svg:x="0.762cm" svg:y="5.588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08cm" svg:height="3.81cm" svg:x="0.508cm" svg:y="0.508cm">
          <draw:image xlink:href="Pictures/10000000000004B00000038441A137551DB634A7.jpg" xlink:type="simple" xlink:show="embed" xlink:actuate="onLoad">
            <text:p/>
          </draw:image>
        </draw:frame>
        <draw:custom-shape draw:style-name="gr3" draw:text-style-name="P1" draw:layer="layout" svg:width="26.416cm" svg:height="3.81cm" svg:x="0.762cm" svg:y="13.462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0.26cm" svg:height="3.048cm" svg:x="7.112cm" svg:y="0.254cm" presentation:class="title" presentation:user-transformed="true">
          <draw:text-box>
            <text:p><text:span text:style-name="T1">Tutorial: Electrónica digital para makers con FPGAs libres</text:span></text:p>
          </draw:text-box>
        </draw:frame>
        <draw:frame draw:style-name="gr4" draw:text-style-name="P5" draw:layer="layout" svg:width="8.636cm" svg:height="1.524cm" svg:x="1.524cm" svg:y="13.97cm">
          <draw:text-box>
            <text:p text:style-name="P4"><text:span text:style-name="T2">Juan González Gómez</text:span></text:p>
          </draw:text-box>
        </draw:frame>
        <draw:frame draw:style-name="gr2" draw:text-style-name="P2" draw:layer="layout" svg:width="5.057cm" svg:height="2.133cm" svg:x="22.098cm" svg:y="18.542cm">
          <draw:image xlink:href="Pictures/1000000000000193000000AAD35083032A5F5266.png" xlink:type="simple" xlink:show="embed" xlink:actuate="onLoad">
            <text:p/>
          </draw:image>
        </draw:frame>
        <draw:line draw:style-name="gr5" draw:text-style-name="P2" draw:layer="layout" svg:x1="0cm" svg:y1="18.288cm" svg:x2="28cm" svg:y2="18.288cm">
          <text:p/>
        </draw:line>
        <draw:frame draw:style-name="gr6" draw:text-style-name="P6" draw:layer="layout" svg:width="7.868cm" svg:height="0.963cm" svg:x="1.53cm" svg:y="16.055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7" draw:text-style-name="P7" draw:layer="layout" svg:width="6.096cm" svg:height="1.27cm" svg:x="1.53cm" svg:y="14.986cm">
          <draw:text-box>
            <text:p text:style-name="P4"><text:span text:style-name="T4">@Obijuan_cube</text:span></text:p>
          </draw:text-box>
        </draw:frame>
        <draw:frame draw:style-name="gr2" draw:text-style-name="P2" draw:layer="layout" svg:width="4.652cm" svg:height="2.032cm" svg:x="10.334cm" svg:y="14.478cm">
          <draw:image xlink:href="Pictures/100000000000021A000000EB252435B76382411D.jpg" xlink:type="simple" xlink:show="embed" xlink:actuate="onLoad">
            <text:p/>
          </draw:image>
        </draw:frame>
        <draw:frame draw:style-name="gr2" draw:text-style-name="P2" draw:layer="layout" svg:width="5cm" svg:height="2.301cm" svg:x="15.24cm" svg:y="14.478cm">
          <draw:image xlink:href="Pictures/10000200000000BD00000057DD8672FD505D8888.gif" xlink:type="simple" xlink:show="embed" xlink:actuate="onLoad">
            <text:p/>
          </draw:image>
        </draw:frame>
        <draw:frame draw:style-name="gr2" draw:text-style-name="P2" draw:layer="layout" svg:width="3.571cm" svg:height="3.3cm" svg:x="20.32cm" svg:y="13.718cm">
          <draw:image xlink:href="Pictures/1000000000000203000001DC7A71418E3B62BED4.jpg" xlink:type="simple" xlink:show="embed" xlink:actuate="onLoad">
            <text:p/>
          </draw:image>
        </draw:frame>
        <draw:frame draw:style-name="gr2" draw:text-style-name="P2" draw:layer="layout" svg:width="2.82cm" svg:height="2.82cm" svg:x="23.85cm" svg:y="13.97cm">
          <draw:image xlink:href="Pictures/10000000000000C8000000C8E138DAF5846D21B7.png" xlink:type="simple" xlink:show="embed" xlink:actuate="onLoad">
            <text:p/>
          </draw:image>
        </draw:frame>
        <draw:frame draw:style-name="gr2" draw:text-style-name="P2" draw:layer="layout" svg:width="2.285cm" svg:height="2.282cm" svg:x="0.254cm" svg:y="18.546cm">
          <draw:image xlink:href="Pictures/10000000000006A2000006A035F7BAA08B75648A.jpg" xlink:type="simple" xlink:show="embed" xlink:actuate="onLoad">
            <text:p/>
          </draw:image>
        </draw:frame>
        <draw:frame presentation:style-name="pr2" draw:text-style-name="P8" draw:layer="layout" svg:width="15.24cm" svg:height="1.016cm" svg:x="8.128cm" svg:y="3.556cm">
          <draw:text-box>
            <text:p><text:span text:style-name="T5">Vídeo 7</text:span><text:span text:style-name="T6">: Manipulando bits. Puerta NOT</text:span></text:p>
          </draw:text-box>
        </draw:frame>
        <draw:frame draw:style-name="gr2" draw:text-style-name="P2" draw:layer="layout" svg:width="3.302cm" svg:height="2.551cm" svg:x="2.794cm" svg:y="18.449cm">
          <draw:image xlink:href="Pictures/100002010000060F000004AEB41E2889BC1CBEEC.png" xlink:type="simple" xlink:show="embed" xlink:actuate="onLoad">
            <text:p/>
          </draw:image>
        </draw:frame>
        <draw:frame presentation:style-name="pr3" draw:text-style-name="P8" draw:layer="layout" svg:width="7.62cm" svg:height="1.737cm" svg:x="6.604cm" svg:y="18.796cm">
          <draw:text-box>
            <text:p><text:span text:style-name="T7">Madrid, 2017-Nov-25</text:span></text:p>
          </draw:text-box>
        </draw:frame>
        <draw:frame draw:style-name="gr8" draw:text-style-name="P9" draw:layer="layout" svg:width="9.142cm" svg:height="6.368cm" svg:x="17.018cm" svg:y="5.842cm">
          <draw:image xlink:href="Pictures/10000000000004B00000034408CB3FD04E136A9B.jpg" xlink:type="simple" xlink:show="embed" xlink:actuate="onLoad">
            <text:p/>
          </draw:image>
        </draw:frame>
        <draw:frame draw:style-name="gr8" draw:text-style-name="P9" draw:layer="layout" svg:width="12.246cm" svg:height="5.677cm" svg:x="3.302cm" svg:y="6.35cm">
          <draw:image xlink:href="Pictures/10000201000001FD000000EC8877E6CDB6A66831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7-11-24T20:01:11.648795518</dc:date>
    <meta:editing-duration>P7DT20H24M16S</meta:editing-duration>
    <meta:editing-cycles>478</meta:editing-cycles>
    <meta:generator>LibreOffice/5.1.6.2$Linux_X86_64 LibreOffice_project/10m0$Build-2</meta:generator>
    <meta:print-date>2017-10-04T10:42:29.653181544</meta:print-date>
    <meta:document-statistic meta:object-count="42"/>
  </office:meta>
</office:document-meta>
</file>